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ohit Devanagari1" svg:font-family="'Lohit Devanagari'"/>
    <style:font-face style:name="Material Icons" svg:font-family="'Material Icons'"/>
    <style:font-face style:name="Menlo" svg:font-family="Menlo, Monaco, Consolas, 'Courier New', monospace"/>
    <style:font-face style:name="Roboto sans-serif" svg:font-family="'Roboto sans-serif'"/>
    <style:font-face style:name="Roboto" svg:font-family="Roboto, sans-serif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23923" officeooo:paragraph-rsid="00123923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  <style:text-properties officeooo:paragraph-rsid="00123923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line-height="171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052in" fo:margin-bottom="0in" loext:contextual-spacing="false" fo:line-height="100%" fo:text-align="justify" style:justify-single-word="false" fo:orphans="2" fo:widows="2" fo:text-indent="0in" style:auto-text-indent="false"/>
      <style:text-properties fo:font-variant="normal" fo:text-transform="none" style:font-name="Material Icons" fo:font-size="18pt" fo:letter-spacing="normal" fo:font-style="normal" fo:font-weight="normal" officeooo:paragraph-rsid="00123923"/>
    </style:style>
    <style:style style:name="P6" style:family="paragraph" style:parent-style-name="Text_20_body">
      <style:paragraph-properties fo:margin-left="0in" fo:margin-right="0in" fo:margin-top="0.052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454545" style:font-name="Material Icons" fo:font-size="18pt" fo:letter-spacing="normal" fo:language="en" fo:country="US" fo:font-style="normal" fo:font-weight="normal" fo:background-color="#ffffff" loext:padding="0in" loext:border="none"/>
    </style:style>
    <style:style style:name="P7" style:family="paragraph" style:parent-style-name="Standard">
      <style:text-properties officeooo:rsid="000d53a6" officeooo:paragraph-rsid="000ef9b5"/>
    </style:style>
    <style:style style:name="P8" style:family="paragraph" style:parent-style-name="Standard">
      <style:text-properties fo:font-weight="bold" officeooo:rsid="000d53a6" officeooo:paragraph-rsid="000ef9b5" style:font-weight-asian="bold" style:font-weight-complex="bold"/>
    </style:style>
    <style:style style:name="P9" style:family="paragraph" style:parent-style-name="Standard">
      <style:text-properties fo:font-weight="bold" officeooo:rsid="000d53a6" officeooo:paragraph-rsid="0011ad43" style:font-weight-asian="bold" style:font-weight-complex="bold"/>
    </style:style>
    <style:style style:name="P10" style:family="paragraph" style:parent-style-name="Standard">
      <style:text-properties fo:font-weight="bold" officeooo:rsid="000ef9b5" officeooo:paragraph-rsid="000ef9b5" style:font-weight-asian="bold" style:font-weight-complex="bold"/>
    </style:style>
    <style:style style:name="P11" style:family="paragraph" style:parent-style-name="Standard">
      <style:text-properties fo:font-weight="bold" officeooo:rsid="001099be" officeooo:paragraph-rsid="001099be" style:font-weight-asian="bold" style:font-weight-complex="bold"/>
    </style:style>
    <style:style style:name="P12" style:family="paragraph" style:parent-style-name="Standard">
      <style:text-properties fo:font-weight="bold" officeooo:rsid="00123923" officeooo:paragraph-rsid="00123923" style:font-weight-asian="bold" style:font-weight-complex="bold"/>
    </style:style>
    <style:style style:name="P13" style:family="paragraph" style:parent-style-name="Standard">
      <style:text-properties fo:font-weight="bold" officeooo:paragraph-rsid="001099be"/>
    </style:style>
    <style:style style:name="P14" style:family="paragraph" style:parent-style-name="Standard">
      <style:text-properties fo:font-weight="normal" officeooo:rsid="000ef9b5" officeooo:paragraph-rsid="000ef9b5" style:font-weight-asian="normal" style:font-weight-complex="normal"/>
    </style:style>
    <style:style style:name="P15" style:family="paragraph" style:parent-style-name="Standard">
      <style:text-properties fo:font-weight="normal" officeooo:rsid="000ef9b5" officeooo:paragraph-rsid="001099be" style:font-weight-asian="normal" style:font-weight-complex="normal"/>
    </style:style>
    <style:style style:name="P16" style:family="paragraph" style:parent-style-name="Standard">
      <style:text-properties fo:font-weight="normal" officeooo:rsid="001099be" officeooo:paragraph-rsid="001099be" style:font-weight-asian="normal" style:font-weight-complex="normal"/>
    </style:style>
    <style:style style:name="P17" style:family="paragraph" style:parent-style-name="Standard">
      <style:text-properties fo:font-weight="normal" officeooo:rsid="0011ad43" officeooo:paragraph-rsid="0011ad43" style:font-weight-asian="normal" style:font-weight-complex="normal"/>
    </style:style>
    <style:style style:name="P18" style:family="paragraph" style:parent-style-name="Standard">
      <style:text-properties fo:font-weight="normal" officeooo:rsid="00123923" officeooo:paragraph-rsid="00123923" style:font-weight-asian="normal" style:font-weight-complex="normal"/>
    </style:style>
    <style:style style:name="P19" style:family="paragraph" style:parent-style-name="Standard">
      <style:text-properties officeooo:paragraph-rsid="0011ad43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9be" style:font-weight-asian="normal" style:font-weight-complex="normal"/>
    </style:style>
    <style:style style:name="T3" style:family="text">
      <style:text-properties fo:font-weight="normal" officeooo:rsid="0011ad43" style:font-weight-asian="normal" style:font-weight-complex="normal"/>
    </style:style>
    <style:style style:name="T4" style:family="text">
      <style:text-properties officeooo:rsid="000ed911"/>
    </style:style>
    <style:style style:name="T5" style:family="text">
      <style:text-properties officeooo:rsid="000ef9b5"/>
    </style:style>
    <style:style style:name="T6" style:family="text">
      <style:text-properties officeooo:rsid="001099b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ff1493" style:font-name="Consolas" fo:letter-spacing="normal" fo:font-style="normal" fo:font-weight="bold" loext:padding="0in" loext:border="none"/>
    </style:style>
    <style:style style:name="T9" style:family="text">
      <style:text-properties fo:font-variant="normal" fo:text-transform="none" fo:color="#ff1493" style:font-name="Consolas" fo:font-style="normal" fo:font-weight="bold" fo:background-color="#ffffff" loext:char-shading-value="0" loext:padding="0in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style:font-name="Consolas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0000ff" style:font-name="Consolas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000ff" style:font-name="Consolas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style:font-name="Roboto" fo:font-size="12pt" fo:letter-spacing="normal" fo:font-style="normal" fo:font-weight="normal"/>
    </style:style>
    <style:style style:name="T15" style:family="text"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T16" style:family="text">
      <style:text-properties fo:font-variant="normal" fo:text-transform="none" style:font-name="Roboto" fo:font-size="12pt" fo:letter-spacing="normal" fo:font-style="normal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 loext:padding="0in" loext:border="none"/>
    </style:style>
    <style:style style:name="T17" style:family="text">
      <style:text-properties fo:font-variant="normal" fo:text-transform="none" style:font-name="Roboto" fo:font-size="12pt" fo:letter-spacing="normal" fo:font-style="normal" fo:font-weight="normal" officeooo:rsid="00123923"/>
    </style:style>
    <style:style style:name="T18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9" style:family="text">
      <style:text-properties officeooo:rsid="00123923"/>
    </style:style>
    <style:style style:name="T20" style:family="text">
      <style:text-properties style:font-name="Roboto" fo:font-size="12pt"/>
    </style:style>
    <style:style style:name="T21" style:family="text">
      <style:text-properties fo:color="#454545" officeooo:rsid="00123923" fo:background-color="#ffffff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 <text:span text:style-name="T5">Output of a program</text:span></text:p>
      <text:p text:style-name="P17">#include&lt;stdio.h&gt;</text:p>
      <text:p text:style-name="P17">#include&lt;conio.h&gt;</text:p>
      <text:p text:style-name="P17">void main()</text:p>
      <text:p text:style-name="P17">{</text:p>
      <text:p text:style-name="P17"><text:tab/>int a = 1234;</text:p>
      <text:p text:style-name="P19"><text:span text:style-name="T3"><text:tab/>printf(“%d”, printf(“%d”,printf(“%d”, x)));</text:span></text:p>
      <text:p text:style-name="P17">}</text:p>
      <text:p text:style-name="P17"/>
      <text:p text:style-name="P18"><text:span text:style-name="T7">Output :</text:span> 123441</text:p>
      <text:p text:style-name="P12">Explanation</text:p>
      <text:p text:style-name="P1">1. Firstly, the innermost printf is executed which results in printing 1234</text:p>
      <text:p text:style-name="P1">2. This printf returns total number of digits in 1234 i.e 4. printf() returns number of characters successfully printed on screen. The whole statement reduces to :</text:p>
      <text:p text:style-name="P1">printf(“%d”, printf(“%d”,4));</text:p>
      <text:p text:style-name="P1">3. The second printf then prints 4 and returns the total number of digits in 4 i.e 1 (4 is single digit number ).</text:p>
      <text:p text:style-name="P1">4. Finally, the whole statement simply reduces to :</text:p>
      <text:p text:style-name="P1">printf(“%d”,1);</text:p>
      <text:p text:style-name="P1">5. It simply prints 1 and output will be :</text:p>
      <text:p text:style-name="P1">Output : 123441</text:p>
      <text:p text:style-name="P1">So, when multiple printf’s appear inside another printf, the inner printf prints its output and returns length of the string printed on the screen to the outer printf.</text:p>
      <text:p text:style-name="P8">* <text:span text:style-name="T5">Output of a program</text:span></text:p>
      <text:p text:style-name="P7">#include&lt;stdio.h&gt;</text:p>
      <text:p text:style-name="P7">#include&lt;conio.h&gt;</text:p>
      <text:p text:style-name="P7">void main()</text:p>
      <text:p text:style-name="P7">{</text:p>
      <text:p text:style-name="P7"><text:tab/>int a, I = 5;</text:p>
      <text:p text:style-name="P7"><text:tab/>a = ++i + ++i;</text:p>
      <text:p text:style-name="P7"><text:tab/>printf(“%d”, a);</text:p>
      <text:p text:style-name="P7"><text:tab/><text:span text:style-name="T4">getch();</text:span></text:p>
      <text:p text:style-name="P7">}</text:p>
      <text:p text:style-name="P7"/>
      <text:p text:style-name="P10">Output: 14</text:p>
      <text:p text:style-name="P10">Explanation</text:p>
      <text:p text:style-name="P14">How 14 comes instead of 13?</text:p>
      <text:p text:style-name="P14">Actually a = 6 + 7, but not because second (++) operators result will be overwritten to the first operand.</text:p>
      <text:p text:style-name="P14">Note that even if you have n number of operand with increment operator<text:span text:style-name="T6">(</text:span>++). The above discussed effect will take place only between first and second operand.</text:p>
      <text:p text:style-name="P14"/>
      <text:p text:style-name="P14"/>
      <text:p text:style-name="P14">#include&lt;stdio.h&gt;</text:p>
      <text:p text:style-name="P14">#<text:span text:style-name="T6">include&lt;conio.h&gt;</text:span></text:p>
      <text:p text:style-name="P16"><text:soft-page-break/>void main()</text:p>
      <text:p text:style-name="P16">{</text:p>
      <text:p text:style-name="P16"><text:tab/>int x = 2;</text:p>
      <text:p text:style-name="P16"><text:tab/>(x &amp; 1) ? printf(“True”) : printf(“False”);</text:p>
      <text:p text:style-name="P16"><text:tab/>getch();</text:p>
      <text:p text:style-name="P16">}</text:p>
      <text:p text:style-name="P16"/>
      <text:p text:style-name="P16"><text:span text:style-name="T7">Output :</text:span> False</text:p>
      <text:p text:style-name="P11">Explanation</text:p>
      <text:p text:style-name="P11"><text:tab/><text:span text:style-name="T1">As &amp; is a unary operator we have to assume all decimal valuse to binary(0’s and 1’s)</text:span></text:p>
      <text:p text:style-name="P11"><text:span text:style-name="T1">int x = 2 (in decimal)</text:span></text:p>
      <text:p text:style-name="P11"><text:span text:style-name="T1">x = 00000010 (in decimal 0’s and 1’s)</text:span></text:p>
      <text:p text:style-name="P11"><text:span text:style-name="T1">Now we go for condition (00000010 &amp; 00000001)</text:span></text:p>
      <text:p text:style-name="P13"><text:span text:style-name="T2">Clearly, condition false as it leads to 0 when multiplied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ohit Devanagari1" svg:font-family="'Lohit Devanagari'"/>
    <style:font-face style:name="Material Icons" svg:font-family="'Material Icons'"/>
    <style:font-face style:name="Menlo" svg:font-family="Menlo, Monaco, Consolas, 'Courier New', monospace"/>
    <style:font-face style:name="Roboto sans-serif" svg:font-family="'Roboto sans-serif'"/>
    <style:font-face style:name="Roboto" svg:font-family="Roboto, sans-serif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22:17.883240333</meta:creation-date>
    <meta:generator>LibreOffice/5.1.6.2$Linux_X86_64 LibreOffice_project/10m0$Build-2</meta:generator>
    <dc:date>2018-11-29T10:09:07.996982390</dc:date>
    <meta:editing-duration>PT46M48S</meta:editing-duration>
    <meta:editing-cycles>6</meta:editing-cycles>
    <meta:document-statistic meta:table-count="0" meta:image-count="0" meta:object-count="0" meta:page-count="2" meta:paragraph-count="49" meta:word-count="288" meta:character-count="1639" meta:non-whitespace-character-count="1390"/>
  </office:meta>
</office:document-meta>
</file>